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f1879" officeooo:paragraph-rsid="000f1879"/>
    </style:style>
    <style:style style:name="P2" style:family="paragraph" style:parent-style-name="Standard">
      <style:text-properties fo:language="en" fo:country="GB" officeooo:rsid="00100d5e" officeooo:paragraph-rsid="001619dd"/>
    </style:style>
    <style:style style:name="P3" style:family="paragraph" style:parent-style-name="Standard">
      <style:text-properties fo:language="en" fo:country="GB" officeooo:rsid="0011309e" officeooo:paragraph-rsid="0011309e"/>
    </style:style>
    <style:style style:name="P4" style:family="paragraph" style:parent-style-name="Standard">
      <style:text-properties fo:language="en" fo:country="GB" officeooo:rsid="0014a74d" officeooo:paragraph-rsid="0014a74d"/>
    </style:style>
    <style:style style:name="P5" style:family="paragraph" style:parent-style-name="Standard">
      <style:text-properties fo:language="en" fo:country="GB" fo:font-weight="bold" officeooo:rsid="001633bc" officeooo:paragraph-rsid="001633bc" style:font-weight-asian="bold" style:font-weight-complex="bold"/>
    </style:style>
    <style:style style:name="P6" style:family="paragraph" style:parent-style-name="Standard">
      <style:text-properties fo:language="en" fo:country="GB" officeooo:rsid="001633bc" officeooo:paragraph-rsid="001633bc"/>
    </style:style>
    <style:style style:name="P7" style:family="paragraph" style:parent-style-name="Standard">
      <style:text-properties fo:language="en" fo:country="GB" fo:font-style="normal" fo:font-weight="bold" officeooo:rsid="0024d307" officeooo:paragraph-rsid="0024d307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officeooo:paragraph-rsid="001633bc" style:font-weight-asian="bold" style:font-weight-complex="bold"/>
    </style:style>
    <style:style style:name="P9" style:family="paragraph" style:parent-style-name="Standard">
      <style:text-properties fo:font-weight="bold" officeooo:rsid="001633bc" officeooo:paragraph-rsid="001633bc" style:font-weight-asian="bold" style:font-weight-complex="bold"/>
    </style:style>
    <style:style style:name="P10" style:family="paragraph" style:parent-style-name="Standard">
      <style:text-properties fo:language="en" fo:country="GB" fo:font-style="normal" officeooo:rsid="001619dd" officeooo:paragraph-rsid="001619dd" style:font-style-asian="normal" style:font-style-complex="normal"/>
    </style:style>
    <style:style style:name="P11" style:family="paragraph" style:parent-style-name="Standard" style:list-style-name="L1">
      <style:text-properties fo:language="en" fo:country="GB" fo:font-style="normal" officeooo:rsid="001619dd" officeooo:paragraph-rsid="001633bc" style:font-style-asian="normal" style:font-style-complex="normal"/>
    </style:style>
    <style:style style:name="P12" style:family="paragraph" style:parent-style-name="Standard" style:list-style-name="L1">
      <style:text-properties fo:language="en" fo:country="GB" fo:font-style="normal" officeooo:rsid="001619dd" officeooo:paragraph-rsid="001619dd" style:font-style-asian="normal" style:font-style-complex="normal"/>
    </style:style>
    <style:style style:name="P13" style:family="paragraph" style:parent-style-name="Standard" style:list-style-name="L3">
      <style:text-properties fo:language="en" fo:country="GB" fo:font-style="normal" fo:font-weight="normal" officeooo:rsid="00260aaa" officeooo:paragraph-rsid="00260aaa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text-properties fo:language="en" fo:country="GB" fo:font-style="normal" fo:font-weight="normal" officeooo:rsid="0024d307" officeooo:paragraph-rsid="00260aaa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text-properties fo:language="en" fo:country="GB" fo:font-style="normal" fo:font-weight="normal" officeooo:rsid="0024d307" officeooo:paragraph-rsid="0024d307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language="en" fo:country="GB" fo:font-style="normal" fo:font-weight="normal" officeooo:rsid="0027d689" officeooo:paragraph-rsid="0027d68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GB" fo:font-weight="bold" officeooo:rsid="00100d5e" officeooo:paragraph-rsid="00100d5e" style:font-weight-asian="bold" style:font-weight-complex="bold"/>
    </style:style>
    <style:style style:name="P18" style:family="paragraph" style:parent-style-name="Standard">
      <style:text-properties fo:language="en" fo:country="GB" fo:font-weight="bold" officeooo:rsid="00243137" officeooo:paragraph-rsid="00243137" style:font-weight-asian="bold" style:font-weight-complex="bold"/>
    </style:style>
    <style:style style:name="P19" style:family="paragraph" style:parent-style-name="Standard">
      <style:text-properties fo:language="en" fo:country="GB" fo:font-weight="bold" officeooo:rsid="0020f78c" officeooo:paragraph-rsid="0020f78c" style:font-weight-asian="bold" style:font-weight-complex="bold"/>
    </style:style>
    <style:style style:name="P20" style:family="paragraph" style:parent-style-name="Standard" style:list-style-name="L2">
      <style:text-properties fo:language="en" fo:country="GB" officeooo:rsid="001633bc" officeooo:paragraph-rsid="001633bc"/>
    </style:style>
    <style:style style:name="P21" style:family="paragraph" style:parent-style-name="Standard">
      <style:text-properties fo:language="en" fo:country="GB" officeooo:rsid="001633bc" officeooo:paragraph-rsid="0014a74d"/>
    </style:style>
    <style:style style:name="P22" style:family="paragraph" style:parent-style-name="Standard" style:list-style-name="L2">
      <style:text-properties fo:language="en" fo:country="GB" officeooo:rsid="00180b53" officeooo:paragraph-rsid="00180b53"/>
    </style:style>
    <style:style style:name="P23" style:family="paragraph" style:parent-style-name="Standard" style:list-style-name="L2">
      <style:text-properties fo:language="en" fo:country="GB" officeooo:rsid="0024d307" officeooo:paragraph-rsid="0024d307"/>
    </style:style>
    <style:style style:name="P24" style:family="paragraph" style:parent-style-name="Standard" style:list-style-name="L2">
      <style:text-properties fo:language="en" fo:country="GB" officeooo:rsid="0019cfcb" officeooo:paragraph-rsid="0019cfcb"/>
    </style:style>
    <style:style style:name="P25" style:family="paragraph" style:parent-style-name="Standard" style:list-style-name="L2">
      <style:text-properties fo:language="en" fo:country="GB" officeooo:rsid="001bab72" officeooo:paragraph-rsid="001bab72"/>
    </style:style>
    <style:style style:name="P26" style:family="paragraph" style:parent-style-name="Standard" style:list-style-name="L4">
      <style:text-properties fo:language="en" fo:country="GB" officeooo:rsid="001bab72" officeooo:paragraph-rsid="001bab72"/>
    </style:style>
    <style:style style:name="P27" style:family="paragraph" style:parent-style-name="Standard" style:list-style-name="L5">
      <style:text-properties fo:language="en" fo:country="GB" fo:font-weight="normal" officeooo:rsid="0019cfcb" officeooo:paragraph-rsid="0019cfcb" style:font-weight-asian="normal" style:font-weight-complex="normal"/>
    </style:style>
    <style:style style:name="P28" style:family="paragraph" style:parent-style-name="Standard" style:list-style-name="L5">
      <style:text-properties fo:language="en" fo:country="GB" fo:font-weight="normal" officeooo:rsid="001d3c73" officeooo:paragraph-rsid="001d3c73" style:font-weight-asian="normal" style:font-weight-complex="normal"/>
    </style:style>
    <style:style style:name="P29" style:family="paragraph" style:parent-style-name="Standard">
      <style:text-properties fo:language="en" fo:country="GB" fo:font-weight="normal" officeooo:rsid="001d3c73" officeooo:paragraph-rsid="001d3c73" style:font-weight-asian="normal" style:font-weight-complex="normal"/>
    </style:style>
    <style:style style:name="P30" style:family="paragraph" style:parent-style-name="Standard">
      <style:text-properties fo:language="en" fo:country="GB" fo:font-weight="normal" officeooo:rsid="001633bc" officeooo:paragraph-rsid="001633bc" style:font-weight-asian="normal" style:font-weight-complex="normal"/>
    </style:style>
    <style:style style:name="P31" style:family="paragraph" style:parent-style-name="Standard">
      <style:text-properties fo:language="en" fo:country="GB" fo:font-weight="normal" officeooo:rsid="00243137" officeooo:paragraph-rsid="00243137" style:font-weight-asian="normal" style:font-weight-complex="normal"/>
    </style:style>
    <style:style style:name="P32" style:family="paragraph" style:parent-style-name="Standard">
      <style:text-properties fo:language="en" fo:country="GB" fo:font-weight="normal" officeooo:rsid="0020f78c" officeooo:paragraph-rsid="0020f78c" style:font-weight-asian="normal" style:font-weight-complex="normal"/>
    </style:style>
    <style:style style:name="P33" style:family="paragraph" style:parent-style-name="Standard">
      <style:text-properties fo:language="en" fo:country="GB" fo:font-weight="normal" officeooo:rsid="0024c1c2" officeooo:paragraph-rsid="0024c1c2" style:font-weight-asian="normal" style:font-weight-complex="normal"/>
    </style:style>
    <style:style style:name="P34" style:family="paragraph" style:parent-style-name="Standard">
      <style:text-properties fo:language="en" fo:country="GB" officeooo:rsid="0014a74d" officeooo:paragraph-rsid="0014a74d"/>
    </style:style>
    <style:style style:name="P35" style:family="paragraph" style:parent-style-name="Standard" style:list-style-name="L1">
      <style:text-properties officeooo:paragraph-rsid="001619dd"/>
    </style:style>
    <style:style style:name="P36" style:family="paragraph" style:parent-style-name="Standard" style:list-style-name="L2">
      <style:text-properties officeooo:rsid="0019cfcb" officeooo:paragraph-rsid="0019cfcb"/>
    </style:style>
    <style:style style:name="P37" style:family="paragraph" style:parent-style-name="Standard" style:list-style-name="L4">
      <style:text-properties officeooo:paragraph-rsid="0019cfcb"/>
    </style:style>
    <style:style style:name="P38" style:family="paragraph" style:parent-style-name="Standard" style:list-style-name="L4">
      <style:text-properties officeooo:rsid="001bab72" officeooo:paragraph-rsid="001bab72"/>
    </style:style>
    <style:style style:name="P39" style:family="paragraph" style:parent-style-name="Standard" style:list-style-name="L4">
      <style:text-properties officeooo:rsid="001d3c73" officeooo:paragraph-rsid="001d3c73"/>
    </style:style>
    <style:style style:name="P40" style:family="paragraph" style:parent-style-name="Standard" style:list-style-name="L5">
      <style:text-properties officeooo:rsid="001d3c73" officeooo:paragraph-rsid="001d3c73"/>
    </style:style>
    <style:style style:name="P41" style:family="paragraph" style:parent-style-name="Standard" style:list-style-name="L5">
      <style:text-properties officeooo:paragraph-rsid="0019cfcb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4a74d"/>
    </style:style>
    <style:style style:name="T3" style:family="text">
      <style:text-properties fo:language="en" fo:country="GB" fo:font-style="normal" officeooo:rsid="001619dd" style:font-style-asian="normal" style:font-style-complex="normal"/>
    </style:style>
    <style:style style:name="T4" style:family="text">
      <style:text-properties fo:language="en" fo:country="GB" fo:font-style="normal" officeooo:rsid="001633bc" style:font-style-asian="normal" style:font-style-complex="normal"/>
    </style:style>
    <style:style style:name="T5" style:family="text">
      <style:text-properties fo:language="en" fo:country="GB" fo:font-style="normal" officeooo:rsid="001d3c73" style:font-style-asian="normal" style:font-style-complex="normal"/>
    </style:style>
    <style:style style:name="T6" style:family="text">
      <style:text-properties fo:language="en" fo:country="GB" officeooo:rsid="00180b53"/>
    </style:style>
    <style:style style:name="T7" style:family="text">
      <style:text-properties fo:language="en" fo:country="GB" officeooo:rsid="0019cfcb"/>
    </style:style>
    <style:style style:name="T8" style:family="text">
      <style:text-properties fo:language="en" fo:country="GB" officeooo:rsid="001bab72"/>
    </style:style>
    <style:style style:name="T9" style:family="text">
      <style:text-properties fo:language="en" fo:country="GB" fo:font-weight="normal" style:font-weight-asian="normal" style:font-weight-complex="normal"/>
    </style:style>
    <style:style style:name="T10" style:family="text">
      <style:text-properties fo:language="en" fo:country="GB" fo:font-weight="normal" officeooo:rsid="001d3c73" style:font-weight-asian="normal" style:font-weight-complex="normal"/>
    </style:style>
    <style:style style:name="T11" style:family="text">
      <style:text-properties fo:language="en" fo:country="GB" fo:font-weight="normal" officeooo:rsid="0019cfcb" style:font-weight-asian="normal" style:font-weight-complex="normal"/>
    </style:style>
    <style:style style:name="T12" style:family="text">
      <style:text-properties fo:language="en" fo:country="GB" fo:font-weight="normal" officeooo:rsid="00260aa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"/>
      <text:p text:style-name="P8"><text:span text:style-name="T4">c</text:span><text:span text:style-name="T3">ontext_</text:span></text:p>
      <text:list xml:id="list3035069241" text:style-name="L1">
        <text:list-item>
          <text:p text:style-name="P11">Working up from the project previously started last year, create an app that will display preconfigured flexible forms to an end user.</text:p>
        </text:list-item>
        <text:list-item>
          <text:p text:style-name="P12">The end user will be able to submit this data to the application, and then sort through and find entered data.</text:p>
        </text:list-item>
        <text:list-item>
          <text:p text:style-name="P35"><text:span text:style-name="T3">Each dataset must be identified to its form (that is to say, the end user should not have to sort through the data of EVERY form </text:span><text:span text:style-name="T5">prefab</text:span><text:span text:style-name="T3">, only </text:span><text:span text:style-name="T4">the one relating to the data they are looking for).</text:span></text:p>
        </text:list-item>
      </text:list>
      <text:p text:style-name="P10"/>
      <text:p text:style-name="P2"/>
      <text:p text:style-name="P2"/>
      <text:p text:style-name="P17">project_features_</text:p>
      <text:list xml:id="list2515634228" text:style-name="L2">
        <text:list-item>
          <text:p text:style-name="P20">Application must generate forms based on configuration files (prefabs).</text:p>
          <text:list>
            <text:list-item>
              <text:p text:style-name="P22">Forms should be displayed to the end user to allow data entry.</text:p>
            </text:list-item>
            <text:list-item>
              <text:p text:style-name="P22">Entered data must be verified during form entry.</text:p>
              <text:list>
                <text:list-item>
                  <text:p text:style-name="P22">Validation may be generic (veryfing that an integer field contains an integer).</text:p>
                </text:list-item>
                <text:list-item>
                  <text:p text:style-name="P22">Validation may be specific depending on defined form parameters (verifying that a field contains an integer between 10 and 20).</text:p>
                </text:list-item>
                <text:list-item>
                  <text:p text:style-name="P22">A field may be specified as “optional” (empty field verifies as valid).</text:p>
                </text:list-item>
                <text:list-item>
                  <text:p text:style-name="P22">An invalid form may not be submitted.</text:p>
                </text:list-item>
              </text:list>
            </text:list-item>
            <text:list-item>
              <text:p text:style-name="P22">Entered data must be verified after form submission before being added to data records.</text:p>
              <text:list>
                <text:list-item>
                  <text:p text:style-name="P22">Post-submission data verification may include checking for duplicates.</text:p>
                </text:list-item>
              </text:list>
            </text:list-item>
            <text:list-item>
              <text:p text:style-name="P23">Multiple form prefabs may exist at once</text:p>
            </text:list-item>
          </text:list>
        </text:list-item>
        <text:list-item>
          <text:p text:style-name="P22">Application must display entered data in an sortable, filterable, searchable way, such as a table.</text:p>
          <text:list>
            <text:list-item>
              <text:p text:style-name="P36"><text:span text:style-name="T6">N</text:span><text:span text:style-name="T1">ot all data should be displayed at once; only that which matches a specific prefab.</text:span></text:p>
            </text:list-item>
            <text:list-item>
              <text:p text:style-name="P22">On large tables, only a portion of total entries will be displayed at once?</text:p>
            </text:list-item>
            <text:list-item>
              <text:p text:style-name="P22">Filters should allow to exclude, include or sort data.</text:p>
            </text:list-item>
            <text:list-item>
              <text:p text:style-name="P24">The data display view should allow the end user to modify or delete data.</text:p>
              <text:list>
                <text:list-item>
                  <text:p text:style-name="P24">Modified data should still be verified, before and after submission.</text:p>
                </text:list-item>
              </text:list>
            </text:list-item>
          </text:list>
        </text:list-item>
        <text:list-item>
          <text:p text:style-name="P20">Display should resize dynamically on smaller screens, e.g. the app should retain its usability on mobile devices.</text:p>
        </text:list-item>
        <text:list-item>
          <text:p text:style-name="P20">Form and data display/entry must be both practical and pleasant to use</text:p>
        </text:list-item>
        <text:list-item>
          <text:p text:style-name="P25">Data may be imported or exported</text:p>
          <text:list>
            <text:list-item>
              <text:p text:style-name="P25">All data relating to a prefab may be exported</text:p>
            </text:list-item>
            <text:list-item>
              <text:p text:style-name="P25">Data matching a specific search and filters may be exported</text:p>
            </text:list-item>
          </text:list>
        </text:list-item>
      </text:list>
      <text:p text:style-name="P6"/>
      <text:p text:style-name="P7">low_priority_features_</text:p>
      <text:list xml:id="list544896764" text:style-name="L3">
        <text:list-item>
          <text:p text:style-name="P13">Form prefab importing</text:p>
        </text:list-item>
        <text:list-item>
          <text:p text:style-name="P14">user authentication</text:p>
          <text:list>
            <text:list-item>
              <text:p text:style-name="P15">user permissions</text:p>
            </text:list-item>
          </text:list>
        </text:list-item>
        <text:list-item>
          <text:p text:style-name="P16">HTTPS protocol</text:p>
        </text:list-item>
      </text:list>
      <text:p text:style-name="P4"/>
      <text:p text:style-name="P5">non_goals_</text:p>
      <text:list xml:id="list1314436406" text:style-name="L4">
        <text:list-item>
          <text:p text:style-name="P37"><text:span text:style-name="T8">Adding or </text:span><text:span text:style-name="T7">Editing form prefabs through a graphical interface is outside the scope of this project.</text:span></text:p>
          <text:list>
            <text:list-item>
              <text:p text:style-name="P37"><text:span text:style-name="T8">Features</text:span><text:span text:style-name="T7"> for such a project may include:</text:span></text:p>
              <text:list>
                <text:list-item>
                  <text:p text:style-name="P38"><text:span text:style-name="T7">P</text:span><text:span text:style-name="T1">refab creation and edition</text:span></text:p>
                  <text:list>
                    <text:list-item>
                      <text:p text:style-name="P37"><text:span text:style-name="T7">Dynamic and seamless </text:span><text:span text:style-name="T8">field</text:span><text:span text:style-name="T7"> addition and edition</text:span></text:p>
                    </text:list-item>
                  </text:list>
                </text:list-item>
                <text:list-item>
                  <text:p text:style-name="P26">Following a prefab edit, existing data may be migrated to the new prefab format</text:p>
                </text:list-item>
                <text:list-item>
                  <text:p text:style-name="P26"><text:soft-page-break/>Data migration features: raw data may be imported and modified into a usable form by prefab</text:p>
                </text:list-item>
              </text:list>
            </text:list-item>
          </text:list>
        </text:list-item>
        <text:list-item>
          <text:p text:style-name="P39"><text:span text:style-name="T8">d</text:span><text:span text:style-name="T1">efine other things as out of scope?</text:span></text:p>
        </text:list-item>
      </text:list>
      <text:p text:style-name="P4"/>
      <text:p text:style-name="P4"/>
      <text:p text:style-name="P3"/>
      <text:p text:style-name="P5">technical_constraints_</text:p>
      <text:list xml:id="list2514924410" text:style-name="L5">
        <text:list-item>
          <text:p text:style-name="P27">Application must be divided into three layers: database, back-end service and front-end app.</text:p>
          <text:list>
            <text:list-item>
              <text:p text:style-name="P28">The front-end app is responsible for serving web pages to the user, and should be accessed by the user directly.</text:p>
              <text:list>
                <text:list-item>
                  <text:p text:style-name="P41"><text:span text:style-name="T11">The front end application </text:span><text:span text:style-name="T10">may only communicate with the back-end service </text:span></text:p>
                </text:list-item>
                <text:list-item>
                  <text:p text:style-name="P28">Excessive requests between the front-end application and back-end service should be avoided.</text:p>
                </text:list-item>
              </text:list>
            </text:list-item>
            <text:list-item>
              <text:p text:style-name="P28">The back-end service is a REST service. It will not serve web pages, only API endpoints.</text:p>
              <text:list>
                <text:list-item>
                  <text:p text:style-name="P28">The front-end app is to connect to the endpoints to receive the data it needs.</text:p>
                </text:list-item>
                <text:list-item>
                  <text:p text:style-name="P28">The back-end service should take on the bulk of the business logic of the project, especially as far as data search is concerned.</text:p>
                  <text:list>
                    <text:list-item>
                      <text:p text:style-name="P28">The front-end will receive processed data.</text:p>
                    </text:list-item>
                  </text:list>
                </text:list-item>
                <text:list-item>
                  <text:p text:style-name="P28">Only the back-end service may communicate with the database.</text:p>
                </text:list-item>
                <text:list-item>
                  <text:p text:style-name="P40"><text:span text:style-name="T10">T</text:span><text:span text:style-name="T9">he end user should not be able to directly connect to the back-end service. (?)</text:span></text:p>
                </text:list-item>
                <text:list-item>
                  <text:p text:style-name="P28">Mandated technology for this service is Spring Boot.</text:p>
                </text:list-item>
              </text:list>
            </text:list-item>
            <text:list-item>
              <text:p text:style-name="P28">The database is a database.</text:p>
              <text:list>
                <text:list-item>
                  <text:p text:style-name="P28">The database contains form prefabs.</text:p>
                </text:list-item>
                <text:list-item>
                  <text:p text:style-name="P40"><text:span text:style-name="T10">T</text:span><text:span text:style-name="T9">he database contains entered </text:span><text:span text:style-name="T12">form </text:span><text:span text:style-name="T9">data relating to the prefabs.</text:span></text:p>
                </text:list-item>
                <text:list-item>
                  <text:p text:style-name="P28">Used technology for this database is MongoDB (File format, ...)</text:p>
                </text:list-item>
              </text:list>
            </text:list-item>
          </text:list>
        </text:list-item>
      </text:list>
      <text:p text:style-name="P21"/>
      <text:p text:style-name="P4"/>
      <text:p text:style-name="P9"><text:span text:style-name="T2">d</text:span><text:span text:style-name="T1">eliverable_</text:span></text:p>
      <text:p text:style-name="P30"/>
      <text:p text:style-name="P29">The deliverable should be a functional web app, either accessible through the web (self-hosted) or through a local version.</text:p>
      <text:p text:style-name="P29"/>
      <text:p text:style-name="P18">mockup_</text:p>
      <text:p text:style-name="P18">user_interface_design_</text:p>
      <text:p text:style-name="P31"/>
      <text:p text:style-name="P31"/>
      <text:p text:style-name="P19">milestones_</text:p>
      <text:p text:style-name="P32"/>
      <text:p text:style-name="P19">cost estimates_</text:p>
      <text:p text:style-name="P33">~8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3:01:19.120655188</meta:creation-date>
    <dc:date>2022-10-22T10:06:56.607720132</dc:date>
    <meta:editing-duration>PT12H29M2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62" meta:word-count="660" meta:character-count="3796" meta:non-whitespace-character-count="3247"/>
  </office:meta>
</office:document-meta>
</file>